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1"/>
        <table:table-column table:style-name="co1" table:default-cell-style-name="ce4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imestep : 1000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t_max = 10</text:p>
          </table:table-cell>
          <table:table-cell table:style-name="Default" table:number-columns-repeated="11"/>
          <table:table-cell table:number-columns-repeated="6"/>
        </table:table-row>
        <table:table-row table:style-name="ro1">
          <table:table-cell table:number-columns-repeated="4"/>
          <table:table-cell table:style-name="ce4" table:number-columns-repeated="3"/>
          <table:table-cell/>
          <table:table-cell table:style-name="ce4"/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style-name="ce4"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number-columns-repeated="2"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number-columns-repeated="3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.2" calcext:value-type="float">
            <text:p>29,2</text:p>
          </table:table-cell>
          <table:table-cell/>
          <table:table-cell table:style-name="ce2" office:value-type="float" office:value="200000" calcext:value-type="float">
            <text:p>2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57.6" calcext:value-type="float">
            <text:p>57,6</text:p>
          </table:table-cell>
          <table:table-cell table:number-columns-repeated="2"/>
          <table:table-cell table:style-name="ce2" office:value-type="float" office:value="400000" calcext:value-type="float">
            <text:p>4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/>
          <table:table-cell/>
          <table:table-cell table:style-name="ce2" office:value-type="float" office:value="800000" calcext:value-type="float">
            <text:p>8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/>
          <table:table-cell table:style-name="ce4" table:number-columns-repeated="2"/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9.3" calcext:value-type="float">
            <text:p>29,3</text:p>
          </table:table-cell>
          <table:table-cell table:number-columns-repeated="2"/>
          <table:table-cell table:style-name="ce2" table:formula="of:=2*[.F7]" office:value-type="float" office:value="4" calcext:value-type="float">
            <text:p>4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3"/>
          <table:table-cell table:style-name="ce2" table:formula="of:=2*[.K7]" office:value-type="float" office:value="4" calcext:value-type="float">
            <text:p>4</text:p>
          </table:table-cell>
          <table:table-cell table:style-name="ce2"/>
          <table:table-cell/>
          <table:table-cell table:style-name="ce1"/>
          <table:table-cell table:style-name="ce2" table:formula="of:=2*[.O7]" office:value-type="float" office:value="4" calcext:value-type="float">
            <text:p>4</text:p>
          </table:table-cell>
          <table:table-cell table:style-name="ce2"/>
          <table:table-cell table:style-name="ce4" table:number-columns-repeated="2"/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/>
          <table:table-cell table:style-name="ce2" table:formula="of:=2*[.F8]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3"/>
          <table:table-cell table:style-name="ce2" table:formula="of:=2*[.K8]" office:value-type="float" office:value="8" calcext:value-type="float">
            <text:p>8</text:p>
          </table:table-cell>
          <table:table-cell table:style-name="ce2"/>
          <table:table-cell/>
          <table:table-cell table:style-name="ce1"/>
          <table:table-cell table:style-name="ce2" table:formula="of:=2*[.O8]" office:value-type="float" office:value="8" calcext:value-type="float">
            <text:p>8</text:p>
          </table:table-cell>
          <table:table-cell table:style-name="ce2"/>
          <table:table-cell table:style-name="ce4" table:number-columns-repeated="2"/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9.5" calcext:value-type="float">
            <text:p>29,5</text:p>
          </table:table-cell>
          <table:table-cell table:number-columns-repeated="2"/>
          <table:table-cell table:style-name="ce2" table:formula="of:=2*[.F9]" office:value-type="float" office:value="16" calcext:value-type="float">
            <text:p>16</text:p>
          </table:table-cell>
          <table:table-cell table:style-name="ce2"/>
          <table:table-cell table:number-columns-repeated="3"/>
          <table:table-cell table:style-name="ce2" table:formula="of:=2*[.K9]" office:value-type="float" office:value="16" calcext:value-type="float">
            <text:p>16</text:p>
          </table:table-cell>
          <table:table-cell table:style-name="ce2"/>
          <table:table-cell/>
          <table:table-cell table:style-name="ce1"/>
          <table:table-cell table:style-name="ce2" table:formula="of:=2*[.O9]" office:value-type="float" office:value="16" calcext:value-type="float">
            <text:p>16</text:p>
          </table:table-cell>
          <table:table-cell table:style-name="ce2"/>
          <table:table-cell table:style-name="ce4" table:number-columns-repeated="2"/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.9" calcext:value-type="float">
            <text:p>30,9</text:p>
          </table:table-cell>
          <table:table-cell table:number-columns-repeated="2"/>
          <table:table-cell table:style-name="ce2" table:formula="of:=2*[.F10]" office:value-type="float" office:value="32" calcext:value-type="float">
            <text:p>32</text:p>
          </table:table-cell>
          <table:table-cell table:style-name="ce2"/>
          <table:table-cell table:number-columns-repeated="3"/>
          <table:table-cell table:style-name="ce2" table:formula="of:=2*[.K10]" office:value-type="float" office:value="32" calcext:value-type="float">
            <text:p>32</text:p>
          </table:table-cell>
          <table:table-cell table:style-name="ce2"/>
          <table:table-cell/>
          <table:table-cell table:style-name="ce1"/>
          <table:table-cell table:style-name="ce2" table:formula="of:=2*[.O10]" office:value-type="float" office:value="32" calcext:value-type="float">
            <text:p>32</text:p>
          </table:table-cell>
          <table:table-cell table:style-name="ce2"/>
          <table:table-cell table:style-name="ce4" table:number-columns-repeated="2"/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30.9" calcext:value-type="float">
            <text:p>30,9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/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style-name="ce2"/>
          <table:table-cell/>
          <table:table-cell table:style-name="ce1"/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1"/>
          <table:table-cell table:number-columns-repeated="4"/>
          <table:table-cell table:style-name="Default"/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1"/>
          <table:table-cell table:number-columns-repeated="5"/>
          <table:table-cell table:style-name="ce1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style-name="Default"/>
          <table:table-cell/>
          <table:table-cell table:style-name="ce4" table:number-columns-repeated="3"/>
          <table:table-cell/>
          <table:table-cell table:style-name="ce4" table:number-columns-repeated="3"/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600000" calcext:value-type="float">
            <text:p>16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/>
          <table:table-cell/>
          <table:table-cell table:style-name="ce2" office:value-type="float" office:value="3200000" calcext:value-type="float">
            <text:p>32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/>
          <table:table-cell table:style-name="Default"/>
          <table:table-cell/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1"/>
        </table:table-row>
        <table:table-row table:style-name="ro1">
          <table:table-cell/>
          <table:table-cell table:style-name="ce2" table:formula="of:=2*[.B16]"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ce2" table:formula="of:=2*[.F16]" office:value-type="float" office:value="4" calcext:value-type="float">
            <text:p>4</text:p>
          </table:table-cell>
          <table:table-cell table:style-name="ce2"/>
          <table:table-cell table:style-name="Default"/>
          <table:table-cell table:number-columns-repeated="2"/>
          <table:table-cell table:style-name="ce4" table:number-columns-repeated="2"/>
          <table:table-cell/>
          <table:table-cell table:style-name="ce1"/>
          <table:table-cell table:style-name="ce4" table:number-columns-repeated="3"/>
          <table:table-cell/>
          <table:table-cell table:style-name="ce1"/>
        </table:table-row>
        <table:table-row table:style-name="ro1">
          <table:table-cell/>
          <table:table-cell table:style-name="ce2" table:formula="of:=2*[.B17]" office:value-type="float" office:value="8" calcext:value-type="float">
            <text:p>8</text:p>
          </table:table-cell>
          <table:table-cell table:style-name="ce2"/>
          <table:table-cell table:number-columns-repeated="2"/>
          <table:table-cell table:style-name="ce2" table:formula="of:=2*[.F17]" office:value-type="float" office:value="8" calcext:value-type="float">
            <text:p>8</text:p>
          </table:table-cell>
          <table:table-cell table:style-name="ce2"/>
          <table:table-cell table:style-name="Default"/>
          <table:table-cell table:number-columns-repeated="2"/>
          <table:table-cell table:style-name="ce4" table:number-columns-repeated="2"/>
          <table:table-cell/>
          <table:table-cell table:style-name="ce1"/>
          <table:table-cell table:style-name="ce4" table:number-columns-repeated="3"/>
          <table:table-cell/>
          <table:table-cell table:style-name="ce1"/>
        </table:table-row>
        <table:table-row table:style-name="ro1">
          <table:table-cell/>
          <table:table-cell table:style-name="ce2" table:formula="of:=2*[.B18]" office:value-type="float" office:value="16" calcext:value-type="float">
            <text:p>16</text:p>
          </table:table-cell>
          <table:table-cell table:style-name="ce2"/>
          <table:table-cell table:number-columns-repeated="2"/>
          <table:table-cell table:style-name="ce2" table:formula="of:=2*[.F18]" office:value-type="float" office:value="16" calcext:value-type="float">
            <text:p>16</text:p>
          </table:table-cell>
          <table:table-cell table:style-name="ce2"/>
          <table:table-cell table:style-name="Default"/>
          <table:table-cell table:number-columns-repeated="2"/>
          <table:table-cell table:style-name="ce4" table:number-columns-repeated="2"/>
          <table:table-cell/>
          <table:table-cell table:style-name="ce1"/>
          <table:table-cell table:style-name="ce4" table:number-columns-repeated="3"/>
          <table:table-cell/>
          <table:table-cell table:style-name="ce1"/>
        </table:table-row>
        <table:table-row table:style-name="ro1">
          <table:table-cell/>
          <table:table-cell table:style-name="ce2" table:formula="of:=2*[.B19]" office:value-type="float" office:value="32" calcext:value-type="float">
            <text:p>32</text:p>
          </table:table-cell>
          <table:table-cell table:style-name="ce2"/>
          <table:table-cell table:number-columns-repeated="2"/>
          <table:table-cell table:style-name="ce2" table:formula="of:=2*[.F19]" office:value-type="float" office:value="32" calcext:value-type="float">
            <text:p>32</text:p>
          </table:table-cell>
          <table:table-cell table:style-name="ce2"/>
          <table:table-cell table:style-name="Default"/>
          <table:table-cell table:number-columns-repeated="2"/>
          <table:table-cell table:style-name="ce4" table:number-columns-repeated="2"/>
          <table:table-cell/>
          <table:table-cell table:style-name="ce1"/>
          <table:table-cell table:style-name="ce4" table:number-columns-repeated="3"/>
          <table:table-cell/>
          <table:table-cell table:style-name="ce1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/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Default"/>
          <table:table-cell table:number-columns-repeated="2"/>
          <table:table-cell table:style-name="ce4" table:number-columns-repeated="2"/>
          <table:table-cell/>
          <table:table-cell table:style-name="ce1"/>
          <table:table-cell table:style-name="ce4" table:number-columns-repeated="3"/>
          <table:table-cell/>
          <table:table-cell table:style-name="ce1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  <table:table-cell table:number-columns-repeated="2"/>
          <table:table-cell table:style-name="ce4" table:number-columns-repeated="2"/>
          <table:table-cell table:style-name="ce1" table:number-columns-repeated="2"/>
          <table:table-cell table:style-name="ce4" table:number-columns-repeated="2"/>
          <table:table-cell/>
          <table:table-cell table:style-name="ce1"/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ce1"/>
        </table:table-row>
        <table:table-row table:style-name="ro1">
          <table:table-cell table:number-columns-repeated="7"/>
          <table:table-cell table:style-name="ce1"/>
          <table:table-cell table:style-name="Default" table:number-columns-repeated="2"/>
          <table:table-cell table:number-columns-repeated="9"/>
        </table:table-row>
        <table:table-row table:style-name="ro1" table:number-rows-repeated="2">
          <table:table-cell/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Default" table:number-columns-repeated="2"/>
          <table:table-cell table:style-name="ce4" table:number-columns-repeated="3"/>
          <table:table-cell table:style-name="ce1"/>
          <table:table-cell table:style-name="ce4" table:number-columns-repeated="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 table:number-columns-repeated="2"/>
          <table:table-cell/>
          <table:table-cell table:style-name="ce4" table:number-columns-repeated="2"/>
          <table:table-cell table:style-name="ce1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 table:number-columns-repeated="2"/>
          <table:table-cell/>
          <table:table-cell table:style-name="ce4" table:number-columns-repeated="2"/>
          <table:table-cell table:style-name="ce1" table:number-columns-repeated="2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 table:number-columns-repeated="2"/>
          <table:table-cell/>
          <table:table-cell table:style-name="ce4" table:number-columns-repeated="2"/>
          <table:table-cell table:style-name="ce1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style-name="Default" table:number-columns-repeated="5"/>
          <table:table-cell table:number-columns-repeated="6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/>
          <table:table-cell table:style-name="ce6"/>
          <table:table-cell table:number-columns-repeated="5"/>
          <table:table-cell table:style-name="ce1"/>
          <table:table-cell table:number-columns-repeated="11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00/00/0000</text:date>, <text:time style:data-style-name="N2" text:time-value="14:08:15.828596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9:37:36.887947410</meta:creation-date>
    <meta:generator>LibreOffice/5.3.6.1$Linux_X86_64 LibreOffice_project/30$Build-1</meta:generator>
    <dc:date>2020-07-31T14:20:09.312464442</dc:date>
    <meta:editing-duration>PT1H18M57S</meta:editing-duration>
    <meta:editing-cycles>26</meta:editing-cycles>
    <meta:document-statistic meta:table-count="1" meta:cell-count="71" meta:object-count="0"/>
  </office:meta>
</office:document-meta>
</file>